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02in"/>
    </style:style>
    <style:style style:name="co3" style:family="table-column">
      <style:table-column-properties fo:break-before="auto" style:column-width="1.9835in"/>
    </style:style>
    <style:style style:name="co4" style:family="table-column">
      <style:table-column-properties fo:break-before="auto" style:column-width="2.5874in"/>
    </style:style>
    <style:style style:name="co5" style:family="table-column">
      <style:table-column-properties fo:break-before="auto" style:column-width="2.4299in"/>
    </style:style>
    <style:style style:name="co6" style:family="table-column">
      <style:table-column-properties fo:break-before="auto" style:column-width="2.4728in"/>
    </style:style>
    <style:style style:name="co7" style:family="table-column">
      <style:table-column-properties fo:break-before="auto" style:column-width="2.3165in"/>
    </style:style>
    <style:style style:name="co8" style:family="table-column">
      <style:table-column-properties fo:break-before="auto" style:column-width="2.2299in"/>
    </style:style>
    <style:style style:name="co9" style:family="table-column">
      <style:table-column-properties fo:break-before="auto" style:column-width="1.7154in"/>
    </style:style>
    <style:style style:name="co10" style:family="table-column">
      <style:table-column-properties fo:break-before="auto" style:column-width="1.5756in"/>
    </style:style>
    <style:style style:name="co11" style:family="table-column">
      <style:table-column-properties fo:break-before="auto" style:column-width="2.0016in"/>
    </style:style>
    <style:style style:name="co12" style:family="table-column">
      <style:table-column-properties fo:break-before="auto" style:column-width="1.5008in"/>
    </style:style>
    <style:style style:name="co13" style:family="table-column">
      <style:table-column-properties fo:break-before="auto" style:column-width="2.2457in"/>
    </style:style>
    <style:style style:name="co14" style:family="table-column">
      <style:table-column-properties fo:break-before="auto" style:column-width="1.9626in"/>
    </style:style>
    <style:style style:name="ro1" style:family="table-row">
      <style:table-row-properties style:row-height="0.398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7fff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ackground-color="#00ffff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" style:family="table-cell" style:parent-style-name="Default">
      <style:table-cell-properties fo:background-color="#2b7ed2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>
      <style:table-cell-properties fo:background-color="#007fff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1010" table:default-cell-style-name="Default"/>
        <table:table-row table:style-name="ro1">
          <table:table-cell table:style-name="ce1" office:value-type="string">
            <text:p>SL:NO</text:p>
          </table:table-cell>
          <table:table-cell table:style-name="ce1" office:value-type="string">
            <text:p>DESKTOP MODEL</text:p>
          </table:table-cell>
          <table:table-cell table:style-name="ce1" office:value-type="string">
            <text:p>DESKTOP SERIAL NO</text:p>
          </table:table-cell>
          <table:table-cell table:style-name="ce1" office:value-type="string">
            <text:p>KEYBOARD SERIAL NO</text:p>
          </table:table-cell>
          <table:table-cell table:style-name="ce1" office:value-type="string">
            <text:p>MOUSE SERIAL NO</text:p>
          </table:table-cell>
          <table:table-cell table:style-name="ce1" office:value-type="string">
            <text:p>RAM BRAND</text:p>
          </table:table-cell>
          <table:table-cell table:style-name="ce1" office:value-type="string">
            <text:p>RAM SIZE</text:p>
          </table:table-cell>
          <table:table-cell table:style-name="ce1" office:value-type="string">
            <text:p>RAM MODEL</text:p>
          </table:table-cell>
          <table:table-cell table:style-name="ce1" office:value-type="string">
            <text:p>RAM SERIAL NO</text:p>
          </table:table-cell>
          <table:table-cell table:style-name="ce5" office:value-type="string">
            <text:p>EXTRA RAM ADD</text:p>
          </table:table-cell>
          <table:table-cell table:style-name="ce6" office:value-type="string">
            <text:p>RAM BRAND</text:p>
          </table:table-cell>
          <table:table-cell table:style-name="ce6" office:value-type="string">
            <text:p>RAM SIZE</text:p>
          </table:table-cell>
          <table:table-cell table:style-name="ce6" office:value-type="string">
            <text:p>RAM MODEL</text:p>
          </table:table-cell>
          <table:table-cell table:style-name="ce6" office:value-type="string">
            <text:p>RAM SERIAL NO</text:p>
          </table:table-cell>
          <table:table-cell table:style-name="ce7" table:number-columns-repeated="101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PTIPLEX 5050 </text:p>
          </table:table-cell>
          <table:table-cell office:value-type="string">
            <text:p>14Y9FN2</text:p>
          </table:table-cell>
          <table:table-cell table:number-columns-repeated="102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OPTIPLEX 5050 </text:p>
          </table:table-cell>
          <table:table-cell office:value-type="string">
            <text:p>151DFN2</text:p>
          </table:table-cell>
          <table:table-cell office:value-type="string">
            <text:p>CN-03Y1D8-L0300-7BM-0KMK</text:p>
          </table:table-cell>
          <table:table-cell office:value-type="string">
            <text:p>CN-0DV0RH-L0300-7BL-04XE-A00</text:p>
          </table:table-cell>
          <table:table-cell table:style-name="ce4" office:value-type="string">
            <text:p>SK HYNIX</text:p>
          </table:table-cell>
          <table:table-cell office:value-type="string">
            <text:p>4GB</text:p>
          </table:table-cell>
          <table:table-cell table:style-name="ce4" office:value-type="string">
            <text:p>HMA851U6AFR6N-UH</text:p>
          </table:table-cell>
          <table:table-cell/>
          <table:table-cell office:value-type="string">
            <text:p>YES</text:p>
          </table:table-cell>
          <table:table-cell table:style-name="ce4" office:value-type="string">
            <text:p>SK-HYNIX</text:p>
          </table:table-cell>
          <table:table-cell office:value-type="string">
            <text:p>4GB</text:p>
          </table:table-cell>
          <table:table-cell table:style-name="ce4" office:value-type="string">
            <text:p>HMA851U6AFR6N-UH</text:p>
          </table:table-cell>
          <table:table-cell table:number-columns-repeated="101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OPTIPLEX 5050 </text:p>
          </table:table-cell>
          <table:table-cell office:value-type="string">
            <text:p>9NVRQM2</text:p>
          </table:table-cell>
          <table:table-cell table:number-columns-repeated="102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OPTIPLEX 5050 </text:p>
          </table:table-cell>
          <table:table-cell office:value-type="string">
            <text:p>9NPLQM2</text:p>
          </table:table-cell>
          <table:table-cell table:number-columns-repeated="102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OPTIPLEX 5050 </text:p>
          </table:table-cell>
          <table:table-cell office:value-type="string">
            <text:p>1545FN2</text:p>
          </table:table-cell>
          <table:table-cell table:number-columns-repeated="102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OPTIPLEX 5050 </text:p>
          </table:table-cell>
          <table:table-cell office:value-type="string">
            <text:p>14GDFN2</text:p>
          </table:table-cell>
          <table:table-cell table:number-columns-repeated="102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OPTIPLEX 5050 </text:p>
          </table:table-cell>
          <table:table-cell office:value-type="string">
            <text:p>14V7FN2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OPTIPLEX 5050 </text:p>
          </table:table-cell>
          <table:table-cell office:value-type="string">
            <text:p>14BDFN2</text:p>
          </table:table-cell>
          <table:table-cell office:value-type="string">
            <text:p>CN-03Y1D8-LO300-7BM-0MQG</text:p>
          </table:table-cell>
          <table:table-cell office:value-type="string">
            <text:p>CN-0DV0RH-L0300-7BL-04X7-A00</text:p>
          </table:table-cell>
          <table:table-cell office:value-type="string">
            <text:p>SK HYNIX</text:p>
          </table:table-cell>
          <table:table-cell office:value-type="string">
            <text:p>4BG</text:p>
          </table:table-cell>
          <table:table-cell office:value-type="string">
            <text:p>HMA851U6AFR6N-UH</text:p>
          </table:table-cell>
          <table:table-cell/>
          <table:table-cell office:value-type="string">
            <text:p>YES</text:p>
          </table:table-cell>
          <table:table-cell office:value-type="string">
            <text:p>SK-HYNIX</text:p>
          </table:table-cell>
          <table:table-cell office:value-type="string">
            <text:p>4GB</text:p>
          </table:table-cell>
          <table:table-cell office:value-type="string">
            <text:p>HMA851U6AFR6N-UH</text:p>
          </table:table-cell>
          <table:table-cell table:number-columns-repeated="101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OPTIPLEX 5050 </text:p>
          </table:table-cell>
          <table:table-cell office:value-type="string">
            <text:p>157BFN2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OPTIPLEX 5050 </text:p>
          </table:table-cell>
          <table:table-cell office:value-type="string">
            <text:p>9NWNQM2</text:p>
          </table:table-cell>
          <table:table-cell table:number-columns-repeated="102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OPTIPLEX 5050 </text:p>
          </table:table-cell>
          <table:table-cell office:value-type="string">
            <text:p>9NCSQM2</text:p>
          </table:table-cell>
          <table:table-cell table:number-columns-repeated="102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OPTIPLEX 5050 </text:p>
          </table:table-cell>
          <table:table-cell office:value-type="string">
            <text:p>14X4FN2</text:p>
          </table:table-cell>
          <table:table-cell table:number-columns-repeated="102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OPTIPLEX 5050 </text:p>
          </table:table-cell>
          <table:table-cell office:value-type="string">
            <text:p>154DFN2</text:p>
          </table:table-cell>
          <table:table-cell office:value-type="string">
            <text:p>CN-03Y1D8-L0300-7BM-0MKM</text:p>
          </table:table-cell>
          <table:table-cell office:value-type="string">
            <text:p>CN-0DV0RH-L0300-7BL-057H-A00</text:p>
          </table:table-cell>
          <table:table-cell table:style-name="ce4" office:value-type="string">
            <text:p>SK HYNIX</text:p>
          </table:table-cell>
          <table:table-cell office:value-type="string">
            <text:p>4GB</text:p>
          </table:table-cell>
          <table:table-cell office:value-type="string">
            <text:p>HMA851U6AFR6N-UH</text:p>
          </table:table-cell>
          <table:table-cell/>
          <table:table-cell office:value-type="string">
            <text:p>YES</text:p>
          </table:table-cell>
          <table:table-cell office:value-type="string">
            <text:p>SK-HYNIX</text:p>
          </table:table-cell>
          <table:table-cell office:value-type="string">
            <text:p>4GB</text:p>
          </table:table-cell>
          <table:table-cell office:value-type="string">
            <text:p>HMA851U6AFR6N-UH</text:p>
          </table:table-cell>
          <table:table-cell table:number-columns-repeated="101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OPTIPLEX 5050 </text:p>
          </table:table-cell>
          <table:table-cell office:value-type="string">
            <text:p>9MXNQM2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OPTIPLEX 5050 </text:p>
          </table:table-cell>
          <table:table-cell office:value-type="string">
            <text:p>9MMRQM2</text:p>
          </table:table-cell>
          <table:table-cell table:number-columns-repeated="102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OPTIPLEX 5050 </text:p>
          </table:table-cell>
          <table:table-cell office:value-type="string">
            <text:p>9MZPQM2</text:p>
          </table:table-cell>
          <table:table-cell office:value-type="string">
            <text:p>CN-03Y1D8-LO300-7B3-0X63</text:p>
          </table:table-cell>
          <table:table-cell office:value-type="string">
            <text:p>CN-0DV0RH-LO300-7BB-0IIU-A00</text:p>
          </table:table-cell>
          <table:table-cell office:value-type="string">
            <text:p>SK-HYNIX</text:p>
          </table:table-cell>
          <table:table-cell office:value-type="string">
            <text:p>4GB</text:p>
          </table:table-cell>
          <table:table-cell office:value-type="string">
            <text:p>HMA851U6AFR6N-UH</text:p>
          </table:table-cell>
          <table:table-cell/>
          <table:table-cell office:value-type="string">
            <text:p>YES</text:p>
          </table:table-cell>
          <table:table-cell office:value-type="string">
            <text:p>SK-HYNIX</text:p>
          </table:table-cell>
          <table:table-cell office:value-type="string">
            <text:p>4GB</text:p>
          </table:table-cell>
          <table:table-cell office:value-type="string">
            <text:p>HMA851U6AFR6N-UH</text:p>
          </table:table-cell>
          <table:table-cell table:number-columns-repeated="101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OPTIPLEX 5050 </text:p>
          </table:table-cell>
          <table:table-cell office:value-type="string">
            <text:p>14XCFN2</text:p>
          </table:table-cell>
          <table:table-cell office:value-type="string">
            <text:p>CN-03Y1D8-L0300-7BM-0JM3</text:p>
          </table:table-cell>
          <table:table-cell office:value-type="string">
            <text:p>CN-0DV0RH-L0300-7BL-04WX-A00</text:p>
          </table:table-cell>
          <table:table-cell office:value-type="string">
            <text:p>SK HYNIX</text:p>
          </table:table-cell>
          <table:table-cell office:value-type="string">
            <text:p>4GB</text:p>
          </table:table-cell>
          <table:table-cell office:value-type="string">
            <text:p>HMA851U6AFR6N-UH</text:p>
          </table:table-cell>
          <table:table-cell/>
          <table:table-cell office:value-type="string">
            <text:p>YES</text:p>
          </table:table-cell>
          <table:table-cell office:value-type="string">
            <text:p>SK-HYNIX</text:p>
          </table:table-cell>
          <table:table-cell office:value-type="string">
            <text:p>4GB</text:p>
          </table:table-cell>
          <table:table-cell office:value-type="string">
            <text:p>HMA851U6AFR6N-UH</text:p>
          </table:table-cell>
          <table:table-cell table:number-columns-repeated="101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OPTIPLEX 5050 </text:p>
          </table:table-cell>
          <table:table-cell office:value-type="string">
            <text:p>14C9FN2</text:p>
          </table:table-cell>
          <table:table-cell office:value-type="string">
            <text:p>CN-03Y1D8-L0300-7BM-0J61</text:p>
          </table:table-cell>
          <table:table-cell office:value-type="string">
            <text:p>CN-0DV0RH-L0300-7BI-0DKR-A00</text:p>
          </table:table-cell>
          <table:table-cell office:value-type="string">
            <text:p>SK HYNIX</text:p>
          </table:table-cell>
          <table:table-cell office:value-type="string">
            <text:p>4GB</text:p>
          </table:table-cell>
          <table:table-cell office:value-type="string">
            <text:p>HMA851U6AFR6N-UH</text:p>
          </table:table-cell>
          <table:table-cell/>
          <table:table-cell office:value-type="string">
            <text:p>YES</text:p>
          </table:table-cell>
          <table:table-cell office:value-type="string">
            <text:p>SAMSUNG</text:p>
          </table:table-cell>
          <table:table-cell office:value-type="string">
            <text:p>4GB</text:p>
          </table:table-cell>
          <table:table-cell office:value-type="string">
            <text:p>M378A5244CB0-CRC</text:p>
          </table:table-cell>
          <table:table-cell office:value-type="string">
            <text:p>W00T000724031778D7</text:p>
          </table:table-cell>
          <table:table-cell table:number-columns-repeated="1010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OPTIPLEX 5050 </text:p>
          </table:table-cell>
          <table:table-cell office:value-type="string">
            <text:p>14L6FN2</text:p>
          </table:table-cell>
          <table:table-cell office:value-type="string">
            <text:p>CN-03Y1D8-L0300-7BM-OHRI</text:p>
          </table:table-cell>
          <table:table-cell office:value-type="string">
            <text:p>CN-0DV0RH-L0300-7BL-05ZR-A00</text:p>
          </table:table-cell>
          <table:table-cell office:value-type="string">
            <text:p>SK HYNIX</text:p>
          </table:table-cell>
          <table:table-cell office:value-type="string">
            <text:p>4GB</text:p>
          </table:table-cell>
          <table:table-cell office:value-type="string">
            <text:p>HMA851U6AFR6N-UH</text:p>
          </table:table-cell>
          <table:table-cell/>
          <table:table-cell office:value-type="string">
            <text:p>YES</text:p>
          </table:table-cell>
          <table:table-cell office:value-type="string">
            <text:p>SK-HYNIX</text:p>
          </table:table-cell>
          <table:table-cell office:value-type="string">
            <text:p>4GB</text:p>
          </table:table-cell>
          <table:table-cell table:style-name="ce4" office:value-type="string">
            <text:p>HMA851U6AFR6N-UH</text:p>
          </table:table-cell>
          <table:table-cell table:number-columns-repeated="101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OPTIPLEX 5050 </text:p>
          </table:table-cell>
          <table:table-cell office:value-type="string">
            <text:p>9MRMQM2</text:p>
          </table:table-cell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5">06/05/2018</text:date>, <text:time>18:10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5T18:10:49.32</dc:date>
    <meta:document-statistic meta:table-count="1" meta:cell-count="138" meta:object-count="0"/>
    <meta:generator>OpenOffice/4.1.3$Win32 OpenOffice.org_project/413m1$Build-9783</meta:generator>
  </office:meta>
</office:document-meta>
</file>